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200.69pt"/>
    </style:style>
    <style:style style:name="co13" style:family="table-column">
      <style:table-column-properties fo:break-before="auto" style:column-width="91.16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9"/>
        <table:table-column table:style-name="co13" table:default-cell-style-name="ce82"/>
        <table:table-column table:style-name="co3" table:default-cell-style-name="ce85"/>
        <table:table-column table:style-name="co3" table:number-columns-repeated="10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&amp; Bernie Sanders</text:p>
          </table:table-cell>
          <table:table-cell office:value-type="string" calcext:value-type="string">
            <text:p>Deep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John Adams, Elizabeth Warren, &amp; Pence</text:p>
          </table:table-cell>
          <table:table-cell office:value-type="string" calcext:value-type="string">
            <text:p>Born Politician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Ben Franklin &amp; Cory Booker</text:p>
          </table:table-cell>
          <table:table-cell office:value-type="string" calcext:value-type="string">
            <text:p>Ben’s and Cory’s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1"/>
        </table:table-row>
        <table:table-row table:style-name="ro7">
          <table:table-cell/>
          <table:table-cell table:style-name="Default" table:number-columns-repeated="2"/>
          <table:table-cell table:number-columns-repeated="12"/>
        </table:table-row>
        <table:table-row table:style-name="ro7" table:number-rows-repeated="104855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7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4T22:52:58.958897884</dc:date>
    <meta:editing-duration>P59DT21H33M54S</meta:editing-duration>
    <meta:editing-cycles>1060</meta:editing-cycles>
    <meta:document-statistic meta:table-count="10" meta:cell-count="813" meta:object-count="0"/>
  </office:meta>
</office:document-meta>
</file>